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9dd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5c2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1ba92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id="id1" draw:layer="layout" svg:width="9.215cm" svg:height="2.732cm" svg:x="0.635cm" svg:y="13.253cm">
          <text:p text:style-name="P1">SWI Prolog (C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id="id2" draw:layer="layout" svg:width="9.215cm" svg:height="2.732cm" svg:x="0.635cm" svg:y="11.167cm">
          <text:p text:style-name="P1">Logic Engine (SWI Prolog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id="id3" draw:layer="layout" svg:width="9.215cm" svg:height="2.732cm" svg:x="0.635cm" svg:y="9.156cm">
          <text:p text:style-name="P1">Cedalion Base (Cedalio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id="id4" draw:layer="layout" svg:width="9.215cm" svg:height="2.732cm" svg:x="0.635cm" svg:y="7.095cm">
          <text:p text:style-name="P1">User DSLs (Cedalio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id="id6" draw:layer="layout" svg:width="9.215cm" svg:height="2.732cm" svg:x="17.145cm" svg:y="13.253cm">
          <text:p text:style-name="P1">Eclipse (Java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id="id7" draw:layer="layout" svg:width="9.215cm" svg:height="2.732cm" svg:x="17.145cm" svg:y="11.205cm">
          <text:p text:style-name="P1">Cedalion Plugin (Java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id="id8" draw:layer="layout" svg:width="4.878cm" svg:height="2.732cm" svg:x="17.145cm" svg:y="9.2cm">
          <text:p text:style-name="P1">Command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id="id9" draw:layer="layout" svg:width="5.08cm" svg:height="2.732cm" svg:x="21.28cm" svg:y="9.2cm">
          <text:p text:style-name="P1">Figure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id="id10" draw:layer="layout" svg:width="5.08cm" svg:height="1.27cm" svg:x="11.43cm" svg:y="9.635cm">
          <text:p text:style-name="P1">queri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id="id12" draw:layer="layout" svg:width="5.08cm" svg:height="1.27cm" svg:x="11.43cm" svg:y="12.175cm">
          <text:p text:style-name="P1">modifica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layer="layout" svg:width="25.199cm" svg:height="3.256cm" svg:x="1.4cm" svg:y="0.962cm" presentation:class="title">
          <draw:text-box>
            <text:p>Cedalion Architecture</text:p>
          </draw:text-box>
        </draw:frame>
        <draw:frame draw:style-name="gr7" draw:text-style-name="P2" draw:layer="layout" svg:width="6.95cm" svg:height="1.508cm" svg:x="1.905cm" svg:y="17.542cm">
          <draw:text-box>
            <text:p><text:span text:style-name="T1">Server Stack</text:span></text:p>
          </draw:text-box>
        </draw:frame>
        <draw:frame draw:style-name="gr7" draw:text-style-name="P2" draw:layer="layout" svg:width="6.509cm" svg:height="1.508cm" svg:x="18.256cm" svg:y="17.542cm">
          <draw:text-box>
            <text:p><text:span text:style-name="T1">Client Stack</text:span></text:p>
          </draw:text-box>
        </draw:frame>
        <draw:custom-shape draw:style-name="gr8" draw:text-style-name="P1" draw:id="id11" draw:layer="layout" svg:width="0.635cm" svg:height="6.35cm" svg:x="10.06cm" svg:y="5.08cm">
          <text:p/>
          <draw:enhanced-geometry svg:viewBox="0 0 21600 21600" draw:glue-points="0 0 0 21600 21600 10800" draw:text-areas="0 ?f9 7800 ?f10" draw:type="right-brace" draw:modifiers="1800 17535.758148323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id="id13" draw:layer="layout" svg:width="0.635cm" svg:height="1.905cm" svg:x="10.16cm" svg:y="11.43cm">
          <text:p/>
          <draw:enhanced-geometry svg:viewBox="0 0 21600 21600" draw:glue-points="0 0 0 21600 21600 10800" draw:text-areas="0 ?f9 7800 ?f10" draw:type="right-brace" draw:modifiers="1800 14993.0745015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id="id5" draw:layer="layout" svg:width="9.215cm" svg:height="2.732cm" svg:x="0.635cm" svg:y="5.08cm">
          <text:p text:style-name="P1">User Programs (Cedalion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cution Model</text:p>
          </draw:text-box>
        </draw:frame>
        <draw:custom-shape draw:style-name="gr10" draw:text-style-name="P1" draw:layer="layout" svg:width="5.08cm" svg:height="1.905cm" svg:x="1.97cm" svg:y="5.0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8cm" svg:height="1.905cm" svg:x="19.115cm" svg:y="5.08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655cm" svg:y1="6.985cm" svg:x2="21.655cm" svg:y2="19.05cm">
          <text:p/>
        </draw:line>
        <draw:line draw:style-name="gr12" draw:text-style-name="P1" draw:id="id14" draw:layer="layout" svg:x1="4.51cm" svg:y1="7.62cm" svg:x2="21.655cm" svg:y2="8.255cm">
          <text:p/>
        </draw:line>
        <draw:frame draw:style-name="gr7" draw:id="id15" draw:layer="layout" svg:width="4.799cm" svg:height="0.962cm" svg:x="10.225cm" svg:y="6.985cm">
          <draw:text-box>
            <text:p>How to “main”?</text:p>
          </draw:text-box>
        </draw:frame>
        <draw:line draw:style-name="gr13" draw:text-style-name="P1" draw:id="id16" draw:layer="layout" svg:x1="21.655cm" svg:y1="9.525cm" svg:x2="4.51cm" svg:y2="10.16cm">
          <text:p/>
        </draw:line>
        <draw:frame draw:style-name="gr7" draw:id="id17" draw:layer="layout" svg:width="6.556cm" svg:height="0.962cm" svg:x="9.59cm" svg:y="8.89cm">
          <draw:text-box>
            <text:p>doProc(greet('world'))</text:p>
          </draw:text-box>
        </draw:frame>
        <draw:line draw:style-name="gr12" draw:text-style-name="P1" draw:id="id18" draw:layer="layout" svg:x1="4.511cm" svg:y1="11.72cm" svg:x2="21.656cm" svg:y2="12.355cm">
          <text:p/>
        </draw:line>
        <draw:frame draw:style-name="gr7" draw:id="id19" draw:layer="layout" svg:width="7.051cm" svg:height="0.962cm" svg:x="10.226cm" svg:y="11.085cm">
          <draw:text-box>
            <text:p>How to “greet('world')”?</text:p>
          </draw:text-box>
        </draw:frame>
        <draw:line draw:style-name="gr13" draw:text-style-name="P1" draw:id="id20" draw:layer="layout" svg:x1="21.656cm" svg:y1="13.925cm" svg:x2="4.511cm" svg:y2="14.56cm">
          <text:p/>
        </draw:line>
        <draw:frame draw:style-name="gr7" draw:id="id21" draw:layer="layout" svg:width="10.15cm" svg:height="0.962cm" svg:x="9.591cm" svg:y="13.09cm">
          <draw:text-box>
            <text:p>doAll([print('Hello, '), print('world')])</text:p>
          </draw:text-box>
        </draw:frame>
        <draw:custom-shape draw:style-name="gr14" draw:text-style-name="P1" draw:id="id22" draw:layer="layout" svg:width="7.62cm" svg:height="2.54cm" svg:x="7.62cm" svg:y="15.24cm">
          <text:p text:style-name="P1">Hello, world</text:p>
          <draw:enhanced-geometry svg:viewBox="0 0 21600 21600" draw:text-areas="800 800 20800 20800" draw:type="round-rectangular-callout" draw:modifiers="-7335.10038052749 26776.8595041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id="id23" draw:layer="layout" svg:width="17.145cm" svg:height="12.7cm" svg:x="4.445cm" svg:y="6.9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24" draw:layer="layout" svg:width="15.24cm" svg:height="2.54cm" svg:x="5.715cm" svg:y="8.255cm">
          <text:p text:style-name="P1">Procedur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id="id25" draw:layer="layout" svg:width="15.24cm" svg:height="2.54cm" svg:x="5.715cm" svg:y="12.055cm">
          <text:p text:style-name="P1">Comman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1" draw:layer="layout" svg:x1="4.51cm" svg:y1="6.985cm" svg:x2="4.51cm" svg:y2="19.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az Rosenan</meta:initial-creator>
    <meta:creation-date>2009-11-30T19:00:36</meta:creation-date>
    <meta:editing-duration>PT01H36M28S</meta:editing-duration>
    <meta:editing-cycles>6</meta:editing-cycles>
    <dc:date>2009-12-29T23:20:14</dc:date>
    <dc:creator>Boaz Rosenan</dc:creator>
    <meta:generator>OpenOffice.org/3.1$Linux OpenOffice.org_project/310m19$Build-9420</meta:generator>
    <meta:document-statistic meta:object-count="58"/>
  </office:meta>
</office:document-meta>
</file>